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70382" calcext:value-type="float">
            <text:p>-0.77038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125" calcext:value-type="float">
            <text:p>0.34212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91" calcext:value-type="float">
            <text:p>0.2309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58472" calcext:value-type="float">
            <text:p>-0.65847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5005" calcext:value-type="float">
            <text:p>-0.5500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5919" calcext:value-type="float">
            <text:p>0.215919</text:p>
          </table:table-cell>
          <table:table-cell/>
          <table:table-cell office:value-type="string" calcext:value-type="string">
            <text:p>Evaluaciones totales=</text:p>
          </table:table-cell>
          <table:table-cell table:formula="of:=SUM([.B1:.B24])" office:value-type="float" office:value="2490" calcext:value-type="float">
            <text:p>249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831" calcext:value-type="float">
            <text:p>0.6683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396" calcext:value-type="float">
            <text:p>0.12139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47647" calcext:value-type="float">
            <text:p>-0.54764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59972" calcext:value-type="float">
            <text:p>-0.65997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852" calcext:value-type="float">
            <text:p>0.12085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463" calcext:value-type="float">
            <text:p>0.23046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7167" calcext:value-type="float">
            <text:p>-0.76716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5119" calcext:value-type="float">
            <text:p>0.41511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8268" calcext:value-type="float">
            <text:p>0.55826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44" calcext:value-type="float">
            <text:p>0.414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2552" calcext:value-type="float">
            <text:p>0.41255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0166" calcext:value-type="float">
            <text:p>0.41016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3962" calcext:value-type="float">
            <text:p>0.41396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847" calcext:value-type="float">
            <text:p>0.41684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4973" calcext:value-type="float">
            <text:p>0.41497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7817" calcext:value-type="float">
            <text:p>-0.57781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2629" calcext:value-type="float">
            <text:p>0.412629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8493" calcext:value-type="float">
            <text:p>-0.76849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382" calcext:value-type="float">
            <text:p>0.12138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749" calcext:value-type="float">
            <text:p>0.33974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286" calcext:value-type="float">
            <text:p>0.120286</text:p>
          </table:table-cell>
          <table:table-cell/>
          <table:table-cell office:value-type="string" calcext:value-type="string">
            <text:p>Evaluaciones totales=</text:p>
          </table:table-cell>
          <table:table-cell table:formula="of:=SUM([.B26:.B84])" office:value-type="float" office:value="10580" calcext:value-type="float">
            <text:p>1058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51461" calcext:value-type="float">
            <text:p>-0.55146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61097" calcext:value-type="float">
            <text:p>-0.66109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58" calcext:value-type="float">
            <text:p>0.2295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78465" calcext:value-type="float">
            <text:p>-0.7846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24599" calcext:value-type="float">
            <text:p>-0.22459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348" calcext:value-type="float">
            <text:p>0.12134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14111" calcext:value-type="float">
            <text:p>-0.11411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6956" calcext:value-type="float">
            <text:p>0.77695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3549" calcext:value-type="float">
            <text:p>0.41354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0258011" calcext:value-type="float">
            <text:p>-0.025801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13806" calcext:value-type="float">
            <text:p>-0.11380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7511" calcext:value-type="float">
            <text:p>0.77751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2649" calcext:value-type="float">
            <text:p>-0.58264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6057" calcext:value-type="float">
            <text:p>-0.58605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2813" calcext:value-type="float">
            <text:p>-0.58281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09379" calcext:value-type="float">
            <text:p>0.40937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3956" calcext:value-type="float">
            <text:p>0.42395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95928" calcext:value-type="float">
            <text:p>0.19592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6347" calcext:value-type="float">
            <text:p>0.42634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0965" calcext:value-type="float">
            <text:p>0.42096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7208" calcext:value-type="float">
            <text:p>-0.58720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594" calcext:value-type="float">
            <text:p>0.41759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9075" calcext:value-type="float">
            <text:p>-0.58907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0903" calcext:value-type="float">
            <text:p>-0.58090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2164" calcext:value-type="float">
            <text:p>-0.58216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8437" calcext:value-type="float">
            <text:p>-0.57843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747" calcext:value-type="float">
            <text:p>-0.5874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4248" calcext:value-type="float">
            <text:p>0.42424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3742" calcext:value-type="float">
            <text:p>-0.58374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4762" calcext:value-type="float">
            <text:p>0.41476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73" calcext:value-type="float">
            <text:p>0.4187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1656" calcext:value-type="float">
            <text:p>-0.58165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3193" calcext:value-type="float">
            <text:p>0.41319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313" calcext:value-type="float">
            <text:p>0.4231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5277" calcext:value-type="float">
            <text:p>0.41527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9199" calcext:value-type="float">
            <text:p>0.41919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49" calcext:value-type="float">
            <text:p>-0.574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6547" calcext:value-type="float">
            <text:p>-0.58654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2672" calcext:value-type="float">
            <text:p>0.41267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5724" calcext:value-type="float">
            <text:p>0.41572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2774" calcext:value-type="float">
            <text:p>0.41277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0941" calcext:value-type="float">
            <text:p>0.42094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9265" calcext:value-type="float">
            <text:p>-0.57926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253" calcext:value-type="float">
            <text:p>0.41825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0018" calcext:value-type="float">
            <text:p>0.42001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4107" calcext:value-type="float">
            <text:p>-0.58410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6221" calcext:value-type="float">
            <text:p>-0.58622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3215" calcext:value-type="float">
            <text:p>-0.58321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998" calcext:value-type="float">
            <text:p>0.41799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2887" calcext:value-type="float">
            <text:p>0.42288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455" calcext:value-type="float">
            <text:p>0.41745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933" calcext:value-type="float">
            <text:p>0.41793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4552" calcext:value-type="float">
            <text:p>0.41455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3879" calcext:value-type="float">
            <text:p>0.42387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428" calcext:value-type="float">
            <text:p>0.416428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0236" calcext:value-type="float">
            <text:p>0.21023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885" calcext:value-type="float">
            <text:p>0.11988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113" calcext:value-type="float">
            <text:p>0.12111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097" calcext:value-type="float">
            <text:p>0.22909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137" calcext:value-type="float">
            <text:p>0.120137</text:p>
          </table:table-cell>
          <table:table-cell/>
          <table:table-cell office:value-type="string" calcext:value-type="string">
            <text:p>Evaluaciones totales=</text:p>
          </table:table-cell>
          <table:table-cell table:formula="of:=SUM([.B86:.B111])" office:value-type="float" office:value="3010" calcext:value-type="float">
            <text:p>301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8176" calcext:value-type="float">
            <text:p>-0.76817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596" calcext:value-type="float">
            <text:p>0.12359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241" calcext:value-type="float">
            <text:p>0.12024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293" calcext:value-type="float">
            <text:p>0.12129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51127" calcext:value-type="float">
            <text:p>-0.55112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7571" calcext:value-type="float">
            <text:p>0.66757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974" calcext:value-type="float">
            <text:p>0.11997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5059" calcext:value-type="float">
            <text:p>0.10505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58176" calcext:value-type="float">
            <text:p>-0.5817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51086" calcext:value-type="float">
            <text:p>-0.55108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0393" calcext:value-type="float">
            <text:p>-0.58039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0977" calcext:value-type="float">
            <text:p>-0.58097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082" calcext:value-type="float">
            <text:p>-0.5808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9609" calcext:value-type="float">
            <text:p>-0.57960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2674" calcext:value-type="float">
            <text:p>0.41267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1421" calcext:value-type="float">
            <text:p>0.42142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4381" calcext:value-type="float">
            <text:p>-0.58438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3463" calcext:value-type="float">
            <text:p>-0.57346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0126" calcext:value-type="float">
            <text:p>-0.58012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71" calcext:value-type="float">
            <text:p>0.4167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1524" calcext:value-type="float">
            <text:p>0.411524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9138" calcext:value-type="float">
            <text:p>-0.76913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274" calcext:value-type="float">
            <text:p>0.12127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734" calcext:value-type="float">
            <text:p>0.12173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737" calcext:value-type="float">
            <text:p>0.11973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71351" calcext:value-type="float">
            <text:p>-0.771351</text:p>
          </table:table-cell>
          <table:table-cell/>
          <table:table-cell office:value-type="string" calcext:value-type="string">
            <text:p>Evaluaciones totales=</text:p>
          </table:table-cell>
          <table:table-cell table:formula="of:=SUM([.B113:.B139])" office:value-type="float" office:value="2990" calcext:value-type="float">
            <text:p>299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968" calcext:value-type="float">
            <text:p>0.12096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873" calcext:value-type="float">
            <text:p>-0.7687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34" calcext:value-type="float">
            <text:p>0.1213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865" calcext:value-type="float">
            <text:p>0.12086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071" calcext:value-type="float">
            <text:p>0.22907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61423" calcext:value-type="float">
            <text:p>-0.66142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52101" calcext:value-type="float">
            <text:p>-0.55210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346801" calcext:value-type="float">
            <text:p>-0.34680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9059" calcext:value-type="float">
            <text:p>0.41905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4833" calcext:value-type="float">
            <text:p>0.41483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071" calcext:value-type="float">
            <text:p>0.4207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3566" calcext:value-type="float">
            <text:p>0.77356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761" calcext:value-type="float">
            <text:p>0.41776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1915" calcext:value-type="float">
            <text:p>0.42191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699" calcext:value-type="float">
            <text:p>0.41869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9741" calcext:value-type="float">
            <text:p>0.41974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583" calcext:value-type="float">
            <text:p>0.41858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458602" calcext:value-type="float">
            <text:p>-0.0045860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735" calcext:value-type="float">
            <text:p>-0.5773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891" calcext:value-type="float">
            <text:p>-0.5889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187" calcext:value-type="float">
            <text:p>0.41718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783" calcext:value-type="float">
            <text:p>0.229783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40774" calcext:value-type="float">
            <text:p>-0.44077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8414" calcext:value-type="float">
            <text:p>-0.76841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527" calcext:value-type="float">
            <text:p>0.12052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605" calcext:value-type="float">
            <text:p>0.232605</text:p>
          </table:table-cell>
          <table:table-cell/>
          <table:table-cell office:value-type="string" calcext:value-type="string">
            <text:p>Evaluaciones totales=</text:p>
          </table:table-cell>
          <table:table-cell table:formula="of:=SUM([.B141:.B205])" office:value-type="float" office:value="11530" calcext:value-type="float">
            <text:p>1153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3891" calcext:value-type="float">
            <text:p>-0.4389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525" calcext:value-type="float">
            <text:p>0.23152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53711" calcext:value-type="float">
            <text:p>-0.55371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116" calcext:value-type="float">
            <text:p>0.12111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12" calcext:value-type="float">
            <text:p>0.1211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43635" calcext:value-type="float">
            <text:p>-0.44363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956" calcext:value-type="float">
            <text:p>0.12095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786" calcext:value-type="float">
            <text:p>0.12078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97" calcext:value-type="float">
            <text:p>0.1229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589083" calcext:value-type="float">
            <text:p>-0.58908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58185" calcext:value-type="float">
            <text:p>-0.65818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0182383" calcext:value-type="float">
            <text:p>-0.018238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3988" calcext:value-type="float">
            <text:p>0.41398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1722" calcext:value-type="float">
            <text:p>-0.58172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9794" calcext:value-type="float">
            <text:p>-0.57979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3763" calcext:value-type="float">
            <text:p>-0.58376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473" calcext:value-type="float">
            <text:p>0.41747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718" calcext:value-type="float">
            <text:p>0.41671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1173" calcext:value-type="float">
            <text:p>0.41117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5284" calcext:value-type="float">
            <text:p>0.41528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391" calcext:value-type="float">
            <text:p>0.41839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767" calcext:value-type="float">
            <text:p>0.41876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09125" calcext:value-type="float">
            <text:p>0.40912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389" calcext:value-type="float">
            <text:p>0.41838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0273" calcext:value-type="float">
            <text:p>-0.58027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5595" calcext:value-type="float">
            <text:p>0.41559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0998" calcext:value-type="float">
            <text:p>0.42099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191" calcext:value-type="float">
            <text:p>0.4219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5781" calcext:value-type="float">
            <text:p>0.41578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532" calcext:value-type="float">
            <text:p>0.41753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335" calcext:value-type="float">
            <text:p>-0.5833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4869" calcext:value-type="float">
            <text:p>0.41486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865" calcext:value-type="float">
            <text:p>0.41886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7669" calcext:value-type="float">
            <text:p>-0.58766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0777" calcext:value-type="float">
            <text:p>0.42077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747" calcext:value-type="float">
            <text:p>0.41774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899" calcext:value-type="float">
            <text:p>0.41689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665" calcext:value-type="float">
            <text:p>0.41766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537" calcext:value-type="float">
            <text:p>0.41653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263" calcext:value-type="float">
            <text:p>0.41826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2389" calcext:value-type="float">
            <text:p>0.41238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1964" calcext:value-type="float">
            <text:p>-0.58196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6622" calcext:value-type="float">
            <text:p>-0.57662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2413" calcext:value-type="float">
            <text:p>-0.58241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0009" calcext:value-type="float">
            <text:p>-0.58000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91166" calcext:value-type="float">
            <text:p>-0.59116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566" calcext:value-type="float">
            <text:p>0.41756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4423" calcext:value-type="float">
            <text:p>-0.57442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91912" calcext:value-type="float">
            <text:p>-0.59191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2658" calcext:value-type="float">
            <text:p>-0.58265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8959" calcext:value-type="float">
            <text:p>-0.58895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5316" calcext:value-type="float">
            <text:p>-0.58531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598" calcext:value-type="float">
            <text:p>0.41859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08614" calcext:value-type="float">
            <text:p>0.40861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1365" calcext:value-type="float">
            <text:p>0.42136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31463" calcext:value-type="float">
            <text:p>0.43146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6955" calcext:value-type="float">
            <text:p>0.42695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009" calcext:value-type="float">
            <text:p>0.41800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0644" calcext:value-type="float">
            <text:p>0.42064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0194" calcext:value-type="float">
            <text:p>0.42019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333" calcext:value-type="float">
            <text:p>-0.58333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334715" calcext:value-type="float">
            <text:p>-0.33471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289" calcext:value-type="float">
            <text:p>0.22828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7152" calcext:value-type="float">
            <text:p>-0.77152</text:p>
          </table:table-cell>
          <table:table-cell/>
          <table:table-cell office:value-type="string" calcext:value-type="string">
            <text:p>Evaluaciones totales=</text:p>
          </table:table-cell>
          <table:table-cell table:formula="of:=SUM([.B207:.B223])" office:value-type="float" office:value="860" calcext:value-type="float">
            <text:p>86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732" calcext:value-type="float">
            <text:p>0.12073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732" calcext:value-type="float">
            <text:p>0.12073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40496" calcext:value-type="float">
            <text:p>-0.44049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22826" calcext:value-type="float">
            <text:p>-0.22282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598" calcext:value-type="float">
            <text:p>0.12059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159" calcext:value-type="float">
            <text:p>0.23215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887" calcext:value-type="float">
            <text:p>0.23188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85" calcext:value-type="float">
            <text:p>0.3388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944978" calcext:value-type="float">
            <text:p>0.094497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858" calcext:value-type="float">
            <text:p>0.12285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322" calcext:value-type="float">
            <text:p>0.34032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5131" calcext:value-type="float">
            <text:p>-0.58513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253" calcext:value-type="float">
            <text:p>0.12125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059" calcext:value-type="float">
            <text:p>0.343059</text:p>
          </table:table-cell>
          <table:table-cell table:number-columns-repeated="3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1711" calcext:value-type="float">
            <text:p>0.2117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192" calcext:value-type="float">
            <text:p>0.12019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691" calcext:value-type="float">
            <text:p>0.230691</text:p>
          </table:table-cell>
          <table:table-cell/>
          <table:table-cell office:value-type="string" calcext:value-type="string">
            <text:p>Evaluaciones totales=</text:p>
          </table:table-cell>
          <table:table-cell table:formula="of:=SUM([.B225:.B246])" office:value-type="float" office:value="2500" calcext:value-type="float">
            <text:p>250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334874" calcext:value-type="float">
            <text:p>-0.33487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60923" calcext:value-type="float">
            <text:p>-0.66092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8949" calcext:value-type="float">
            <text:p>-0.76894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598" calcext:value-type="float">
            <text:p>0.23159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818" calcext:value-type="float">
            <text:p>0.34181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4428" calcext:value-type="float">
            <text:p>0.10442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8364" calcext:value-type="float">
            <text:p>0.55836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1862" calcext:value-type="float">
            <text:p>-0.2186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7666" calcext:value-type="float">
            <text:p>-0.58766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40559" calcext:value-type="float">
            <text:p>-0.44055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488" calcext:value-type="float">
            <text:p>-0.5848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041" calcext:value-type="float">
            <text:p>0.4204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1767" calcext:value-type="float">
            <text:p>0.41176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9614" calcext:value-type="float">
            <text:p>0.41961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0258" calcext:value-type="float">
            <text:p>0.41025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1782" calcext:value-type="float">
            <text:p>-0.58178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756" calcext:value-type="float">
            <text:p>0.12175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3822" calcext:value-type="float">
            <text:p>0.21382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0457" calcext:value-type="float">
            <text:p>0.420457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244335" calcext:value-type="float">
            <text:p>-0.24433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945" calcext:value-type="float">
            <text:p>-0.7694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859" calcext:value-type="float">
            <text:p>0.120859</text:p>
          </table:table-cell>
          <table:table-cell/>
          <table:table-cell office:value-type="string" calcext:value-type="string">
            <text:p>Evaluaciones totales=</text:p>
          </table:table-cell>
          <table:table-cell table:formula="of:=SUM([.B248:.B293])" office:value-type="float" office:value="7350" calcext:value-type="float">
            <text:p>735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683" calcext:value-type="float">
            <text:p>0.33968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568" calcext:value-type="float">
            <text:p>0.12056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934" calcext:value-type="float">
            <text:p>0.34193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5927" calcext:value-type="float">
            <text:p>0.77592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238807" calcext:value-type="float">
            <text:p>-0.0023880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395" calcext:value-type="float">
            <text:p>0.44939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9675" calcext:value-type="float">
            <text:p>0.44967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008" calcext:value-type="float">
            <text:p>0.12100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295485" calcext:value-type="float">
            <text:p>-0.0029548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0568" calcext:value-type="float">
            <text:p>0.42056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1691" calcext:value-type="float">
            <text:p>0.10169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254" calcext:value-type="float">
            <text:p>0.34025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147" calcext:value-type="float">
            <text:p>0.12214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2262" calcext:value-type="float">
            <text:p>0.41226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507" calcext:value-type="float">
            <text:p>0.41650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373" calcext:value-type="float">
            <text:p>0.41837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09678" calcext:value-type="float">
            <text:p>0.40967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0368" calcext:value-type="float">
            <text:p>0.42036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4928" calcext:value-type="float">
            <text:p>0.41492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2519" calcext:value-type="float">
            <text:p>0.41251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1519" calcext:value-type="float">
            <text:p>0.42151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3356" calcext:value-type="float">
            <text:p>0.41335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6743" calcext:value-type="float">
            <text:p>-0.58674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2359" calcext:value-type="float">
            <text:p>-0.58235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6039" calcext:value-type="float">
            <text:p>-0.58603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2838" calcext:value-type="float">
            <text:p>0.42283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4452" calcext:value-type="float">
            <text:p>-0.58445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0569" calcext:value-type="float">
            <text:p>-0.58056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6334" calcext:value-type="float">
            <text:p>-0.58633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1125" calcext:value-type="float">
            <text:p>0.42112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222" calcext:value-type="float">
            <text:p>0.41722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713" calcext:value-type="float">
            <text:p>0.41671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523" calcext:value-type="float">
            <text:p>0.41652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2389" calcext:value-type="float">
            <text:p>0.42238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7335" calcext:value-type="float">
            <text:p>0.42733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0864" calcext:value-type="float">
            <text:p>0.42086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4482" calcext:value-type="float">
            <text:p>0.41448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8389" calcext:value-type="float">
            <text:p>-0.58838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6216" calcext:value-type="float">
            <text:p>-0.58621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23711" calcext:value-type="float">
            <text:p>-0.2371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2782" calcext:value-type="float">
            <text:p>0.41278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7133" calcext:value-type="float">
            <text:p>-0.58713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9501" calcext:value-type="float">
            <text:p>-0.579501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893" calcext:value-type="float">
            <text:p>0.12089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642" calcext:value-type="float">
            <text:p>0.12164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109" calcext:value-type="float">
            <text:p>0.231109</text:p>
          </table:table-cell>
          <table:table-cell/>
          <table:table-cell office:value-type="string" calcext:value-type="string">
            <text:p>Evaluaciones totales=</text:p>
          </table:table-cell>
          <table:table-cell table:formula="of:=SUM([.B295:.B370])" office:value-type="float" office:value="13930" calcext:value-type="float">
            <text:p>1393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277" calcext:value-type="float">
            <text:p>0.23027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78" calcext:value-type="float">
            <text:p>0.6697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103" calcext:value-type="float">
            <text:p>0.12110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574" calcext:value-type="float">
            <text:p>0.12057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097" calcext:value-type="float">
            <text:p>0.22909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745" calcext:value-type="float">
            <text:p>-0.7674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58191" calcext:value-type="float">
            <text:p>-0.65819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525" calcext:value-type="float">
            <text:p>0.34152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968" calcext:value-type="float">
            <text:p>0.33996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242181" calcext:value-type="float">
            <text:p>-0.24218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3661" calcext:value-type="float">
            <text:p>-0.58366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515" calcext:value-type="float">
            <text:p>0.33951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1928" calcext:value-type="float">
            <text:p>0.41192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678" calcext:value-type="float">
            <text:p>0.41767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3751" calcext:value-type="float">
            <text:p>0.41375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4451" calcext:value-type="float">
            <text:p>0.41445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772" calcext:value-type="float">
            <text:p>0.23077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5736" calcext:value-type="float">
            <text:p>-0.58573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4284" calcext:value-type="float">
            <text:p>0.41428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175" calcext:value-type="float">
            <text:p>0.41817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9841" calcext:value-type="float">
            <text:p>0.41984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3262" calcext:value-type="float">
            <text:p>0.41326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555" calcext:value-type="float">
            <text:p>0.41855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5213" calcext:value-type="float">
            <text:p>0.41521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323" calcext:value-type="float">
            <text:p>0.4132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287" calcext:value-type="float">
            <text:p>0.41628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0499081" calcext:value-type="float">
            <text:p>-0.00049908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5823" calcext:value-type="float">
            <text:p>0.41582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3848" calcext:value-type="float">
            <text:p>0.41384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806" calcext:value-type="float">
            <text:p>0.41880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221" calcext:value-type="float">
            <text:p>0.41622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1154" calcext:value-type="float">
            <text:p>-0.58115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9927" calcext:value-type="float">
            <text:p>-0.58992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1955" calcext:value-type="float">
            <text:p>-0.58195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08576" calcext:value-type="float">
            <text:p>0.40857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788" calcext:value-type="float">
            <text:p>0.41878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5387" calcext:value-type="float">
            <text:p>0.41538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7776" calcext:value-type="float">
            <text:p>-0.58777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024" calcext:value-type="float">
            <text:p>0.41702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1846" calcext:value-type="float">
            <text:p>0.41184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103" calcext:value-type="float">
            <text:p>0.41610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1863" calcext:value-type="float">
            <text:p>-0.58186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3356" calcext:value-type="float">
            <text:p>-0.58335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5771" calcext:value-type="float">
            <text:p>0.41577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659" calcext:value-type="float">
            <text:p>0.41665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6261" calcext:value-type="float">
            <text:p>-0.58626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4551" calcext:value-type="float">
            <text:p>-0.58455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0339" calcext:value-type="float">
            <text:p>-0.58033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4765" calcext:value-type="float">
            <text:p>-0.58476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5739" calcext:value-type="float">
            <text:p>0.42573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3151" calcext:value-type="float">
            <text:p>0.42315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0318" calcext:value-type="float">
            <text:p>0.42031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7616" calcext:value-type="float">
            <text:p>-0.58761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0467" calcext:value-type="float">
            <text:p>0.41046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1824" calcext:value-type="float">
            <text:p>-0.58182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696" calcext:value-type="float">
            <text:p>0.41769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1454" calcext:value-type="float">
            <text:p>0.42145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5951" calcext:value-type="float">
            <text:p>0.42595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886" calcext:value-type="float">
            <text:p>0.41688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794" calcext:value-type="float">
            <text:p>0.41779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3229" calcext:value-type="float">
            <text:p>0.42322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7937" calcext:value-type="float">
            <text:p>-0.58793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5722" calcext:value-type="float">
            <text:p>-0.58572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09422" calcext:value-type="float">
            <text:p>0.40942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9615" calcext:value-type="float">
            <text:p>0.41961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4875" calcext:value-type="float">
            <text:p>-0.58487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3914" calcext:value-type="float">
            <text:p>0.42391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2934" calcext:value-type="float">
            <text:p>-0.58293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0497" calcext:value-type="float">
            <text:p>-0.58049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6321" calcext:value-type="float">
            <text:p>-0.58632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90705" calcext:value-type="float">
            <text:p>-0.59070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2274" calcext:value-type="float">
            <text:p>-0.58227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8553" calcext:value-type="float">
            <text:p>0.418553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131597" calcext:value-type="float">
            <text:p>-0.13159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957" calcext:value-type="float">
            <text:p>0.121957</text:p>
          </table:table-cell>
          <table:table-cell/>
          <table:table-cell office:value-type="string" calcext:value-type="string">
            <text:p>Evaluaciones totales=</text:p>
          </table:table-cell>
          <table:table-cell table:formula="of:=SUM([.B372:.B410])" office:value-type="float" office:value="5880" calcext:value-type="float">
            <text:p>588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635" calcext:value-type="float">
            <text:p>0.12263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8664" calcext:value-type="float">
            <text:p>-0.76866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196" calcext:value-type="float">
            <text:p>0.12219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7879" calcext:value-type="float">
            <text:p>-0.8787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80083" calcext:value-type="float">
            <text:p>-0.88008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925" calcext:value-type="float">
            <text:p>0.12092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7113" calcext:value-type="float">
            <text:p>0.55711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9099" calcext:value-type="float">
            <text:p>-0.76909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891" calcext:value-type="float">
            <text:p>0.23089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41084" calcext:value-type="float">
            <text:p>-0.44108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13088" calcext:value-type="float">
            <text:p>-0.1308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435" calcext:value-type="float">
            <text:p>0.12143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09526" calcext:value-type="float">
            <text:p>0.30952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6601" calcext:value-type="float">
            <text:p>-0.58660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6057" calcext:value-type="float">
            <text:p>-0.58605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2574" calcext:value-type="float">
            <text:p>0.41257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9099" calcext:value-type="float">
            <text:p>0.41909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4355" calcext:value-type="float">
            <text:p>-0.58435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0204195" calcext:value-type="float">
            <text:p>-0.020419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4742" calcext:value-type="float">
            <text:p>0.41474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5398" calcext:value-type="float">
            <text:p>0.41539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1067" calcext:value-type="float">
            <text:p>-0.58106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6093" calcext:value-type="float">
            <text:p>-0.58609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3783" calcext:value-type="float">
            <text:p>-0.58378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7222" calcext:value-type="float">
            <text:p>0.41722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9173" calcext:value-type="float">
            <text:p>-0.57917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3817" calcext:value-type="float">
            <text:p>-0.58381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6015" calcext:value-type="float">
            <text:p>-0.57601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8887" calcext:value-type="float">
            <text:p>-0.58888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8677" calcext:value-type="float">
            <text:p>-0.57867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3992" calcext:value-type="float">
            <text:p>-0.58399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8691" calcext:value-type="float">
            <text:p>-0.5869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-0.576743" calcext:value-type="float">
            <text:p>-0.57674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286" calcext:value-type="float">
            <text:p>0.4228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6489" calcext:value-type="float">
            <text:p>0.42648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2228" calcext:value-type="float">
            <text:p>0.4222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20" calcext:value-type="float">
            <text:p>22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0.41685" calcext:value-type="float">
            <text:p>0.41685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57857" calcext:value-type="float">
            <text:p>-0.65785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Evaluacion media=</text:p>
          </table:table-cell>
          <table:table-cell table:formula="of:=SUM([.B1:.B410])/401" office:value-type="float" office:value="152.418952618454" calcext:value-type="float">
            <text:p>152.418952618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Varianza=</text:p>
          </table:table-cell>
          <table:table-cell table:formula="of:=VARA([.B1:.B410])" office:value-type="float" office:value="8184.38403990018" calcext:value-type="float">
            <text:p>8184.3840399002</text:p>
          </table:table-cell>
          <table:table-cell table:number-columns-repeated="4"/>
          <table:table-cell office:value-type="string" calcext:value-type="string">
            <text:p><text:s/>Numero Evalucion media (generacion)= </text:p>
          </table:table-cell>
          <table:table-cell table:formula="of:=SUM([.H1:.H410])/10" office:value-type="float" office:value="6112" calcext:value-type="float">
            <text:p>6112</text:p>
          </table:table-cell>
        </table:table-row>
        <table:table-row table:style-name="ro1">
          <table:table-cell table:style-name="Default" office:value-type="string" calcext:value-type="string">
            <text:p>Fit=</text:p>
          </table:table-cell>
          <table:table-cell table:formula="of:=SUM([.C410];[.C370];;[.C293];;[.C246];[.C223];[.C205];[.C139];[.C111];[.C84];[.C24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arianza Evaluaciones=</text:p>
          </table:table-cell>
          <table:table-cell table:formula="of:=VARA([.H372];[.H296];[.H249];[.H226];[.H208];[.H143];[.H116];[.H89];[.H28];[.H6])" office:value-type="float" office:value="20571506.6666667" calcext:value-type="float">
            <text:p>20571506.6666667</text:p>
          </table:table-cell>
        </table:table-row>
        <table:table-row table:style-name="ro1">
          <table:table-cell table:style-name="Default" office:value-type="string" calcext:value-type="string">
            <text:p>Tiempo=</text:p>
          </table:table-cell>
          <table:table-cell table:formula="of:=SUM([.D385:.D410];[.E384];[.D382:.D383];[.E381];[.D380];[.E378:.E379];[.D376:.D377];[.E375];[.D374];[.E372:.E373];[.D314:.D370];[.E313];[.D309:.D312];[.E308];[.D306:.D307];[.E305];[.E304];[.D302:.D303];[.E295:.E301];[.E293];[.D263:.D292];[.E261:.E262];[.D258:.D260];[.E255:.E257];[.D254];[.E249:.E253];[.D248];[.D244:.D246];[.E243];[.D234:.D242];[.E233];[.D232];[.E230:.E231];[.D227:.D229];[.E225:.E226];[.D223];[.E221:.E222];[.D220];[.E218:.E219];[.D217];[.E213:.E216];[.D211:.D212];[.E209:.E210];[.D208];[.E207];[.D153:.D205];[.E150:.E152];[.D149];[.E147:.E148];[.D146];[.E145];[.D144];[.E143];[.E142];[.D141];[.D139];[.E138];[.D137];[.D136];[.D135];[.D134];[.D133];[.D132];[.D131];[.D130];[.D129];[.E128];[.D127];[.D126];[.D125];[.D124];[.D123];[.D122];[.E119:.E121];[.D118];[.E117];[.D116];[.E113:.E115];[.D97:.D111];[.E96];[.E95];[.D94];[.E91:.E93];[.D90];[.E86:.E89];[.D41:.D84];[.E40];[.D37:.D39];[.E36];[.D35];[.E34];[.D32:.D33];[.E31];[.D29:.D30];[.E26:.E28];[.D16:.D24];[.E15];[.D14];[.D13];[.E12];[.E11];[.D9:.D10];[.E8];[.E7];[.D4:.D6];[.E2:.E3];[.D1])/401" office:value-type="float" office:value="1.72631421695761" calcext:value-type="float">
            <text:p>1.7263142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varianza=</text:p>
          </table:table-cell>
          <table:table-cell table:formula="of:=VAR([.D385:.D410];[.E384];[.D382:.D383];[.E381];[.D380];[.E378:.E379];[.D376:.D377];[.E375];[.D374];[.E372:.E373];[.D314:.D370];[.E313];[.D309:.D312];[.E308];[.D306:.D307];[.E305];[.E304];[.D302:.D303];[.E295:.E301];[.E293];[.D263:.D292];[.E261:.E262];[.D258:.D260];[.E255:.E257];[.D254];[.E249:.E253];[.D248];[.D244:.D246];[.E243];[.D234:.D242];[.E233];[.D232];[.E230:.E231];[.D227:.D229];[.E225:.E226];[.D223];[.E221:.E222];[.D220];[.E218:.E219];[.D217];[.E213:.E216];[.D211:.D212];[.E209:.E210];[.D208];[.E207];[.D153:.D205];[.E150:.E152];[.D149];[.E147:.E148];[.D146];[.E145];[.D144];[.E143];[.E142];[.D141];[.D139];[.E138];[.D137];[.D136];[.D135];[.D134];[.D133];[.D132];[.D131];[.D130];[.D129];[.E128];[.D127];[.D126];[.D125];[.D124];[.D123];[.D122];[.E119:.E121];[.D118];[.E117];[.D116];[.E113:.E115];[.D97:.D111];[.E96];[.E95];[.D94];[.E91:.E93];[.D90];[.E86:.E89];[.D41:.D84];[.E40];[.D37:.D39];[.E36];[.D35];[.E34];[.D32:.D33];[.E31];[.D29:.D30];[.E26:.E28];[.D16:.D24];[.E15];[.D14];[.D13];[.E12];[.E11];[.D9:.D10];[.E8];[.E7];[.D4:.D6];[.E2:.E3];[.D1])" office:value-type="float" office:value="0.970097287309646" calcext:value-type="float">
            <text:p>0.970097287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itvarianza=</text:p>
          </table:table-cell>
          <table:table-cell table:formula="of:=VAR([.C410];[.C370];;[.C293];;[.C246];[.C223];[.C205];[.C139];[.C111];[.C84];[.C24])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0:08:56.647475095</meta:creation-date>
    <dc:date>2017-02-27T20:46:53.229391243</dc:date>
    <meta:editing-duration>PT6M5S</meta:editing-duration>
    <meta:editing-cycles>1</meta:editing-cycles>
    <meta:document-statistic meta:table-count="1" meta:cell-count="2041" meta:object-count="0"/>
    <meta:generator>LibreOffice/4.2.8.2$Linux_X86_64 LibreOffice_project/420m0$Build-2</meta:generator>
  </office:meta>
</office:document-meta>
</file>